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708df" officeooo:paragraph-rsid="0041ae79" style:font-size-asian="9pt" style:font-size-complex="9pt"/>
    </style:style>
    <style:style style:name="P2" style:family="paragraph" style:parent-style-name="Standard">
      <style:text-properties style:font-name="Consolas" fo:font-size="9pt" fo:font-weight="bold" officeooo:rsid="001708df" officeooo:paragraph-rsid="003bface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3fd1c6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3d2e6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3ecac0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fd1c6" officeooo:paragraph-rsid="003fd1c6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3fd1c6" officeooo:paragraph-rsid="0041ae79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af4" style:font-weight-asian="bold" style:font-weight-complex="bold"/>
    </style:style>
    <style:style style:name="T3" style:family="text">
      <style:text-properties officeooo:rsid="0016ab7f"/>
    </style:style>
    <style:style style:name="T4" style:family="text">
      <style:text-properties officeooo:rsid="00200af4"/>
    </style:style>
    <style:style style:name="T5" style:family="text">
      <style:text-properties officeooo:rsid="00295636"/>
    </style:style>
    <style:style style:name="T6" style:family="text">
      <style:text-properties officeooo:rsid="002a8c26"/>
    </style:style>
    <style:style style:name="T7" style:family="text">
      <style:text-properties officeooo:rsid="00377b4e"/>
    </style:style>
    <style:style style:name="T8" style:family="text">
      <style:text-properties style:text-underline-style="solid" style:text-underline-width="auto" style:text-underline-color="font-color" fo:font-weight="bold" officeooo:rsid="003d2e6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3d2e6d"/>
    </style:style>
    <style:style style:name="T10" style:family="text">
      <style:text-properties style:text-underline-style="solid" style:text-underline-width="auto" style:text-underline-color="font-color" officeooo:rsid="003ecac0"/>
    </style:style>
    <style:style style:name="T11" style:family="text">
      <style:text-properties style:text-underline-style="solid" style:text-underline-width="auto" style:text-underline-color="font-color" officeooo:rsid="0041ae79"/>
    </style:style>
    <style:style style:name="T12" style:family="text">
      <style:text-properties officeooo:rsid="003d2e6d"/>
    </style:style>
    <style:style style:name="T13" style:family="text">
      <style:text-properties officeooo:rsid="003ecac0"/>
    </style:style>
    <style:style style:name="T14" style:family="text">
      <style:text-properties officeooo:rsid="003fd1c6"/>
    </style:style>
    <style:style style:name="T15" style:family="text">
      <style:text-properties officeooo:rsid="0041ae79"/>
    </style:style>
    <style:style style:name="T16" style:family="text">
      <style:text-properties style:text-underline-style="none" officeooo:rsid="003d2e6d"/>
    </style:style>
    <style:style style:name="T17" style:family="text">
      <style:text-properties style:text-underline-style="none" officeooo:rsid="0041ae79"/>
    </style:style>
    <style:style style:name="T18" style:family="text">
      <style:text-properties style:text-underline-style="none" fo:font-weight="bold" officeooo:rsid="003d2e6d" style:font-weight-asian="bold" style:font-weight-complex="bold"/>
    </style:style>
    <style:style style:name="T19" style:family="text">
      <style:text-properties style:text-underline-style="none" fo:font-weight="bold" officeooo:rsid="0041ae79" style:font-weight-asian="bold" style:font-weight-complex="bold"/>
    </style:style>
    <style:style style:name="T20" style:family="text">
      <style:text-properties style:text-underline-style="none" fo:font-weight="normal" officeooo:rsid="0041ae79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TURBO (canapésystem)</text:span><text:span text:style-name="T16"> <text:s text:c="6"/></text:span><text:span text:style-name="T20">Göran-Stefan</text:span></text:p>
      <text:p text:style-name="P6"/>
      <text:p text:style-name="P8"><text:span text:style-name="T15">OBS! 1RU/1HJ/1SP/2KL kan vara 4korts <text:line-break/> <text:s text:c="7"/>med </text:span><text:span text:style-name="T11">längre</text:span><text:span text:style-name="T15"> sidofärg</text:span>!<text:line-break/> <text:s text:c="4"/><text:span text:style-name="T15">1NT lovar ej balanserad hand!</text:span></text:p>
      <text:p text:style-name="P6"/>
      <text:p text:style-name="P6">1KL: <text:span text:style-name="T12">16+. Rondkrav.</text:span></text:p>
      <text:p text:style-name="P6"><text:span text:style-name="T12"><text:s text:c="5"/>Carrot-variant.<text:line-break/></text:span></text:p>
      <text:p text:style-name="P6">1RU: <text:span text:style-name="T12">2+ru. 13-15:<text:line-break/> <text:s text:c="4"/>a) Bal.<text:line-break/> <text:s text:c="4"/>b) Minst 4ru+5hö.</text:span></text:p>
      <text:p text:style-name="P6"><text:span text:style-name="T12"><text:s text:c="5"/>c) Minst 54/45 i lå.<text:line-break/></text:span></text:p>
      <text:p text:style-name="P6">1<text:span text:style-name="T6">HJ, 1SP</text:span>: <text:span text:style-name="T13">4+färg. 10-15:<text:line-break/> <text:s text:c="4"/>a) 10-12 bal m 4hö el 5hö+332.<text:line-break/> <text:s text:c="4"/>b) 10-15. Minst 4hö och 5+sidofärg.<text:line-break/> <text:s text:c="4"/>c) 12-15. Enfärgad 6+hö.</text:span></text:p>
      <text:p text:style-name="P6"><text:line-break/>1NT: <text:span text:style-name="T13">10-13 utan 4hö. Minst 4kl </text:span><text:span text:style-name="T10">eller</text:span><text:span text:style-name="T13"> 5ru.<text:line-break/> <text:s text:c="4"/>OBS! Lovar </text:span><text:span text:style-name="T10">ej</text:span><text:span text:style-name="T13"> balans!</text:span></text:p>
      <text:p text:style-name="P6"/>
      <text:p text:style-name="P6"><text:span text:style-name="T13">2KL: 13-15. Minst 4kl och 5+hö.<text:line-break/><text:line-break/></text:span>2RU: <text:span text:style-name="T13">Multi-variant:</text:span><text:line-break/> <text:s text:c="4"/><text:span text:style-name="T7">a) <text:s/>8-11. Minst 5korts hö.<text:line-break/> <text:s text:c="4"/>b) 13-15, spelstark 5hö+5ru.<text:line-break/><text:line-break/>2HÖ: 10-13. Minst 5hö och 4lå.</text:span></text:p>
      <text:p text:style-name="P6"><text:span text:style-name="T3"><text:s text:c="11"/>(Inkl 6-4 och 5-5.)<text:line-break/><text:line-break/></text:span>2NT: <text:span text:style-name="T14">13-15</text:span>. <text:span text:style-name="T14">Enfärgad 6+lå.</text:span></text:p>
      <text:p text:style-name="P6"><text:line-break/>Mot 1NT: <text:span text:style-name="T14">Konv.<text:line-break/></text:span></text:p>
      <text:p text:style-name="P6">Utspel: 10-12. <text:s/></text:p>
      <text:p text:style-name="P6">Markeringar: Schneider, Malmö, <text:span text:style-name="T4">Lav</text:span></text:p>
      <text:p text:style-name="P1"><text:span text:style-name="T1"><text:line-break/><text:line-break/></text:span><text:span text:style-name="T8">TURBO (canapésystem)</text:span><text:span text:style-name="T18"> <text:s text:c="6"/></text:span><text:span text:style-name="T20">Göran-Stefan</text:span></text:p>
      <text:p text:style-name="P6"/>
      <text:p text:style-name="P8"><text:span text:style-name="T15">OBS! 1RU/1HJ/1SP/2KL kan vara 4korts <text:line-break/> <text:s text:c="7"/>med </text:span><text:span text:style-name="T11">längre</text:span><text:span text:style-name="T15"> sidofärg</text:span>!<text:line-break/> <text:s text:c="4"/><text:span text:style-name="T15">1NT lovar ej balanserad hand!</text:span></text:p>
      <text:p text:style-name="P6"/>
      <text:p text:style-name="P6">1KL: <text:span text:style-name="T12">16+. Rondkrav.</text:span></text:p>
      <text:p text:style-name="P6"><text:span text:style-name="T12"><text:s text:c="5"/>Carrot-variant.<text:line-break/></text:span></text:p>
      <text:p text:style-name="P6">1RU: <text:span text:style-name="T12">2+ru. 13-15:<text:line-break/> <text:s text:c="4"/>a) Bal.<text:line-break/> <text:s text:c="4"/>b) Minst 4ru+5hö.</text:span></text:p>
      <text:p text:style-name="P6"><text:span text:style-name="T12"><text:s text:c="5"/>c) Minst 54/45 i lå.<text:line-break/></text:span></text:p>
      <text:p text:style-name="P6">1<text:span text:style-name="T6">HJ, 1SP</text:span>: <text:span text:style-name="T13">4+färg. 10-15:<text:line-break/> <text:s text:c="4"/>a) 10-12 bal m 4hö el 5hö+332.<text:line-break/> <text:s text:c="4"/>b) 10-15. Minst 4hö och 5+sidofärg.<text:line-break/> <text:s text:c="4"/>c) 12-15. Enfärgad 6+hö.</text:span></text:p>
      <text:p text:style-name="P6"><text:line-break/>1NT: <text:span text:style-name="T13">10-13 utan 4hö. Minst 4kl </text:span><text:span text:style-name="T10">eller</text:span><text:span text:style-name="T13"> 5ru.<text:line-break/> <text:s text:c="4"/>OBS! Lovar </text:span><text:span text:style-name="T10">ej</text:span><text:span text:style-name="T13"> balans!</text:span></text:p>
      <text:p text:style-name="P6"/>
      <text:p text:style-name="P6"><text:span text:style-name="T13">2KL: 13-15. Minst 4kl och 5+hö.<text:line-break/><text:line-break/></text:span>2RU: <text:span text:style-name="T13">Multi-variant:</text:span><text:line-break/> <text:s text:c="4"/><text:span text:style-name="T7">a) 8-11. <text:s/>Minst 5korts hö.<text:line-break/> <text:s text:c="4"/>b) 13-15. Spelstark 5hö+5ru.<text:line-break/><text:line-break/>2HÖ: 10-13. Minst 5hö och 4lå.</text:span></text:p>
      <text:p text:style-name="P6"><text:span text:style-name="T3"><text:s text:c="11"/>(Inkl 6-4 och 5-5.)<text:line-break/><text:line-break/></text:span>2NT: <text:span text:style-name="T14">13-15</text:span>. <text:span text:style-name="T14">Enfärgad 6+lå.</text:span></text:p>
      <text:p text:style-name="P6"><text:line-break/>Mot 1NT: <text:span text:style-name="T14">Konv.<text:line-break/></text:span></text:p>
      <text:p text:style-name="P6">Utspel: 10-12. <text:s/></text:p>
      <text:p text:style-name="P6">Markeringar: Schneider, Malmö, <text:span text:style-name="T4">Lav</text:span></text:p>
      <text:p text:style-name="P1"><text:span text:style-name="T1"><text:line-break/></text:span><text:span text:style-name="T8">TURBO (canapésystem)</text:span><text:span text:style-name="T18"> <text:s text:c="6"/></text:span><text:span text:style-name="T20">Göran-Stefan</text:span></text:p>
      <text:p text:style-name="P6"/>
      <text:p text:style-name="P8"><text:span text:style-name="T15">OBS! 1RU/1HJ/1SP/2KL kan vara 4korts <text:line-break/> <text:s text:c="7"/>med </text:span><text:span text:style-name="T11">längre</text:span><text:span text:style-name="T15"> sidofärg</text:span>!<text:line-break/> <text:s text:c="4"/><text:span text:style-name="T15">1NT lovar ej balanserad hand!</text:span></text:p>
      <text:p text:style-name="P6"/>
      <text:p text:style-name="P6">1KL: <text:span text:style-name="T12">16+. Rondkrav.</text:span></text:p>
      <text:p text:style-name="P6"><text:span text:style-name="T12"><text:s text:c="5"/>Carrot-variant.<text:line-break/></text:span></text:p>
      <text:p text:style-name="P6">1RU: <text:span text:style-name="T12">2+ru. 13-15:<text:line-break/> <text:s text:c="4"/>a) Bal.<text:line-break/> <text:s text:c="4"/>b) Minst 4ru+5hö.</text:span></text:p>
      <text:p text:style-name="P6"><text:span text:style-name="T12"><text:s text:c="5"/>c) Minst 54/45 i lå.<text:line-break/></text:span></text:p>
      <text:p text:style-name="P6">1<text:span text:style-name="T6">HJ, 1SP</text:span>: <text:span text:style-name="T13">4+färg. 10-15:<text:line-break/> <text:s text:c="4"/>a) 10-12 bal m 4hö el 5hö+332.<text:line-break/> <text:s text:c="4"/>b) 10-15. Minst 4hö och 5+sidofärg.<text:line-break/> <text:s text:c="4"/>c) 12-15. Enfärgad 6+hö.</text:span></text:p>
      <text:p text:style-name="P6"><text:line-break/>1NT: <text:span text:style-name="T13">10-13 utan 4hö. Minst 4kl </text:span><text:span text:style-name="T10">eller</text:span><text:span text:style-name="T13"> 5ru.<text:line-break/> <text:s text:c="4"/>OBS! Lovar </text:span><text:span text:style-name="T10">ej</text:span><text:span text:style-name="T13"> balans!</text:span></text:p>
      <text:p text:style-name="P6"/>
      <text:p text:style-name="P6"><text:span text:style-name="T13">2KL: 13-15. Minst 4kl och 5+hö.<text:line-break/><text:line-break/></text:span>2RU: <text:span text:style-name="T13">Multi-variant:</text:span><text:line-break/> <text:s text:c="4"/><text:span text:style-name="T7">a) 8-11. <text:s/>Minst 5korts hö.<text:line-break/> <text:s text:c="4"/>b) 13-15. Spelstark 5hö+5ru.<text:line-break/><text:line-break/>2HÖ: 10-13. Minst 5hö och 4lå.</text:span></text:p>
      <text:p text:style-name="P6"><text:span text:style-name="T3"><text:s text:c="11"/>(Inkl 6-4 och 5-5.)<text:line-break/><text:line-break/></text:span>2NT: <text:span text:style-name="T14">13-15</text:span>. <text:span text:style-name="T14">Enfärgad 6+lå.</text:span></text:p>
      <text:p text:style-name="P6"><text:line-break/>Mot 1NT: <text:span text:style-name="T14">Konv.<text:line-break/></text:span></text:p>
      <text:p text:style-name="P6">Utspel: 10-12. <text:s/></text:p>
      <text:p text:style-name="P6">Markeringar: Schneider, Malmö, <text:span text:style-name="T4">Lav</text:span></text:p>
      <text:p text:style-name="P1"><text:span text:style-name="T1"><text:line-break/><text:line-break/></text:span><text:span text:style-name="T8">TURBO (canapésystem)</text:span><text:span text:style-name="T18"> <text:s text:c="6"/></text:span><text:span text:style-name="T20">Göran-Stefan</text:span></text:p>
      <text:p text:style-name="P6"/>
      <text:p text:style-name="P8"><text:span text:style-name="T15">OBS! 1RU/1HJ/1SP/2KL kan vara 4korts <text:line-break/> <text:s text:c="7"/>med </text:span><text:span text:style-name="T11">längre</text:span><text:span text:style-name="T15"> sidofärg</text:span>!<text:line-break/> <text:s text:c="4"/><text:span text:style-name="T15">1NT lovar ej balanserad hand!</text:span></text:p>
      <text:p text:style-name="P6"/>
      <text:p text:style-name="P6">1KL: <text:span text:style-name="T12">16+. Rondkrav.</text:span></text:p>
      <text:p text:style-name="P6"><text:span text:style-name="T12"><text:s text:c="5"/>Carrot-variant.<text:line-break/></text:span></text:p>
      <text:p text:style-name="P6">1RU: <text:span text:style-name="T12">2+ru. 13-15:<text:line-break/> <text:s text:c="4"/>a) Bal.<text:line-break/> <text:s text:c="4"/>b) Minst 4ru+5hö.</text:span></text:p>
      <text:p text:style-name="P6"><text:span text:style-name="T12"><text:s text:c="5"/>c) Minst 54/45 i lå.<text:line-break/></text:span></text:p>
      <text:p text:style-name="P6">1<text:span text:style-name="T6">HJ, 1SP</text:span>: <text:span text:style-name="T13">4+färg. 10-15:<text:line-break/> <text:s text:c="4"/>a) 10-12 bal m 4hö el 5hö+332.<text:line-break/> <text:s text:c="4"/>b) 10-15. Minst 4hö och 5+sidofärg.<text:line-break/> <text:s text:c="4"/>c) 12-15. Enfärgad 6+hö.</text:span></text:p>
      <text:p text:style-name="P6"><text:line-break/>1NT: <text:span text:style-name="T13">10-13 utan 4hö. Minst 4kl </text:span><text:span text:style-name="T10">eller</text:span><text:span text:style-name="T13"> 5ru.<text:line-break/> <text:s text:c="4"/>OBS! Lovar </text:span><text:span text:style-name="T10">ej</text:span><text:span text:style-name="T13"> balans!</text:span></text:p>
      <text:p text:style-name="P6"/>
      <text:p text:style-name="P6"><text:span text:style-name="T13">2KL: 13-15. Minst 4kl och 5+hö.<text:line-break/><text:line-break/></text:span>2RU: <text:span text:style-name="T13">Multi-variant:</text:span><text:line-break/> <text:s text:c="4"/><text:span text:style-name="T7">a) 8-11. <text:s/>Minst 5korts hö.<text:line-break/> <text:s text:c="4"/>b) 13-15. Spelstark 5hö+5ru.<text:line-break/><text:line-break/>2HÖ: 10-13. Minst 5hö och 4lå.</text:span></text:p>
      <text:p text:style-name="P6"><text:span text:style-name="T3"><text:s text:c="11"/>(Inkl 6-4 och 5-5.)<text:line-break/><text:line-break/></text:span>2NT: <text:span text:style-name="T14">13-15</text:span>. <text:span text:style-name="T14">Enfärgad 6+lå.</text:span></text:p>
      <text:p text:style-name="P6"><text:line-break/>Mot 1NT: <text:span text:style-name="T14">Konv.<text:line-break/></text:span></text:p>
      <text:p text:style-name="P6">Utspel: 10-12. </text:p>
      <text:p text:style-name="P1"><text:span text:style-name="T1">Markeringar: Schneider, Malmö, </text:span><text:span text:style-name="T2">La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2-17T11:01:30.065000000</meta:print-date>
    <dc:date>2018-08-26T01:35:52.187000000</dc:date>
    <meta:editing-duration>PT1H45M13S</meta:editing-duration>
    <meta:editing-cycles>55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2" meta:word-count="424" meta:character-count="2936" meta:non-whitespace-character-count="2192"/>
  </office:meta>
</office:document-meta>
</file>